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7ea0" officeooo:paragraph-rsid="00147ea0" style:font-weight-asian="bold" style:font-weight-complex="bold"/>
    </style:style>
    <style:style style:name="P2" style:family="paragraph" style:parent-style-name="Standard">
      <style:text-properties fo:font-weight="normal" officeooo:rsid="00147ea0" officeooo:paragraph-rsid="00147ea0" style:font-weight-asian="normal" style:font-weight-complex="normal"/>
    </style:style>
    <style:style style:name="P3" style:family="paragraph" style:parent-style-name="Standard">
      <style:text-properties fo:font-weight="normal" officeooo:rsid="00147ea0" officeooo:paragraph-rsid="00147ea0" style:font-weight-asian="normal" style:font-weight-complex="normal"/>
    </style:style>
    <style:style style:name="P4" style:family="paragraph" style:parent-style-name="Standard">
      <style:text-properties fo:font-weight="normal" officeooo:rsid="00147ea0" officeooo:paragraph-rsid="001601ab" style:font-weight-asian="normal" style:font-weight-complex="normal"/>
    </style:style>
    <style:style style:name="P5" style:family="paragraph" style:parent-style-name="Standard">
      <style:text-properties fo:font-weight="normal" officeooo:rsid="001601ab" officeooo:paragraph-rsid="001601ab" style:font-weight-asian="normal" style:font-weight-complex="normal"/>
    </style:style>
    <style:style style:name="P6" style:family="paragraph" style:parent-style-name="Standard">
      <style:text-properties officeooo:paragraph-rsid="00147ea0"/>
    </style:style>
    <style:style style:name="P7" style:family="paragraph" style:parent-style-name="Standard">
      <style:text-properties fo:font-weight="bold" officeooo:rsid="00147ea0" officeooo:paragraph-rsid="00147ea0" style:font-weight-asian="bold" style:font-weight-complex="bold"/>
    </style:style>
    <style:style style:name="P8" style:family="paragraph" style:parent-style-name="Standard">
      <style:text-properties fo:font-weight="bold" officeooo:rsid="001601ab" officeooo:paragraph-rsid="001601ab" style:font-weight-asian="bold" style:font-weight-complex="bold"/>
    </style:style>
    <style:style style:name="T1" style:family="text">
      <style:text-properties officeooo:rsid="001601ab"/>
    </style:style>
    <style:style style:name="T2" style:family="text">
      <style:text-properties style:font-name="LiberationSerif" fo:font-size="12pt" style:font-size-asian="12pt"/>
    </style:style>
    <style:style style:name="T3" style:family="text">
      <style:text-properties fo:font-weight="normal" officeooo:rsid="00147ea0" style:font-weight-asian="normal" style:font-weight-complex="normal"/>
    </style:style>
    <style:style style:name="T4" style:family="text">
      <style:text-properties officeooo:rsid="00161e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adêmicos : Jackson, Maicon, Laurivan, Lucas, Wagner.</text:p>
      <text:p text:style-name="P1"/>
      <text:p text:style-name="P1">METAS PARA A SPRINT 2 – DEFINIDAS JUNTAMENTE COM O P.O.</text:p>
      <text:p text:style-name="P2"/>
      <text:p text:style-name="P1">- <text:span text:style-name="T4">Prioridade Alta</text:span></text:p>
      <text:p text:style-name="P2">- Finalizar a história 1</text:p>
      <text:p text:style-name="P2"><text:tab/>1. Eu usuário preciso registrar as minhas receitas para controle de saldo.</text:p>
      <text:p text:style-name="P2"/>
      <text:p text:style-name="P2">- Iniciar a história 2, <text:span text:style-name="T1">3 e 4.</text:span></text:p>
      <text:p text:style-name="P2"><text:tab/>2. Como usuário preciso registrar detalhadamente minhas despesas para controle financeiro. <text:tab/>3. Eu usuário preciso de um extrato detalhado do meu saldo, para saber da situação das minhas finanças. </text:p>
      <text:p text:style-name="P6"><text:span text:style-name="T3"><text:tab/></text:span><text:span text:style-name="T2">4. Eu usuário preciso ter um resumo financeiro do mês, para uma visualização rápida da</text:span></text:p>
      <text:p text:style-name="P2"><text:span text:style-name="T2">situação.</text:span></text:p>
      <text:p text:style-name="P5"/>
      <text:p text:style-name="P8">- Prioridade média</text:p>
      <text:p text:style-name="P4">- Iniciar a história <text:span text:style-name="T1">3.</text:span></text:p>
      <text:p text:style-name="P4"><text:span text:style-name="T2"><text:tab/>3. Usuário precisa adicionar categorias de despesas e receitas ,para o seu detalhad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35:41.191000000</meta:creation-date>
    <dc:date>2016-04-22T21:48:59.138000000</dc:date>
    <meta:editing-duration>PT17M39S</meta:editing-duration>
    <meta:editing-cycles>3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2" meta:word-count="111" meta:character-count="680" meta:non-whitespace-character-count="574"/>
  </office:meta>
</office:document-meta>
</file>